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6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6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0488280568637711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04" calcext:value-type="date" table:number-columns-spanned="4" table:number-rows-spanned="1">
            <text:p>Tuesday, January 4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6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6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6];[.E11:.E76])/SUM([.E11:.E76])" office:value-type="percentage" office:value="0.00488280568637711" calcext:value-type="percentage">
            <text:p>0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00572916666666667" calcext:value-type="percentage">
            <text:p>1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0" calcext:value-type="float">
            <text:p>0</text:p>
          </table:table-cell>
          <table:table-cell table:style-name="ce120" table:content-validation-name="val1" table:formula="of:=SUM([.J12:.J21])" office:value-type="float" office:value="36" calcext:value-type="float">
            <text:p>36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006875" calcext:value-type="percentage">
            <text:p>1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4" calcext:value-type="float">
            <text:p>1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02" calcext:value-type="percentage">
            <text:p>2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Fuel cycle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0892857142857143" calcext:value-type="percentage">
            <text:p>1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0" calcext:value-type="float">
            <text:p>0</text:p>
          </table:table-cell>
          <table:table-cell table:style-name="ce120" table:content-validation-name="val1" table:formula="of:=SUM([.J23:.J29])" office:value-type="float" office:value="84" calcext:value-type="float">
            <text:p>8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5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97" calcext:value-type="float">
            <text:p>97</text:p>
          </table:table-cell>
          <table:table-cell table:style-name="ce75" table:content-validation-name="val1" table:formula="of:=MAX([.F52:.F55])" office:value-type="date" office:date-value="2022-05-14" calcext:value-type="date">
            <text:p>14-May-2022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136" calcext:value-type="float">
            <text:p>136</text:p>
          </table:table-cell>
          <table:table-cell table:style-name="ce113" table:content-validation-name="val1" table:formula="of:=SUM([.I52:.I55])" office:value-type="float" office:value="0" calcext:value-type="float">
            <text:p>0</text:p>
          </table:table-cell>
          <table:table-cell table:style-name="ce120" table:content-validation-name="val1" table:formula="of:=SUM([.J52:.J55])" office:value-type="float" office:value="194" calcext:value-type="float">
            <text:p>19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Outline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2" table:content-validation-name="val1"/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Level 3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97" calcext:value-type="float">
            <text:p>97</text:p>
          </table:table-cell>
          <table:table-cell table:style-name="ce81" table:content-validation-name="val1" office:value-type="date" office:date-value="2022-05-14" calcext:value-type="date">
            <text:p>14-May-2022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4]);[.F54]-[.D54]+1;&quot;&quot;)" office:value-type="float" office:value="136" calcext:value-type="float">
            <text:p>136</text:p>
          </table:table-cell>
          <table:table-cell table:style-name="ce114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21" table:content-validation-name="val1" table:formula="of:=IF(ISNUMBER([.E54]);[.E54]-[.I54];&quot;&quot;)" office:value-type="float" office:value="97" calcext:value-type="float">
            <text:p>9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Level 4 task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97" calcext:value-type="float">
            <text:p>97</text:p>
          </table:table-cell>
          <table:table-cell table:style-name="ce81" table:content-validation-name="val1" office:value-type="date" office:date-value="2022-05-14" calcext:value-type="date">
            <text:p>14-May-2022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5]);[.F55]-[.D55]+1;&quot;&quot;)" office:value-type="float" office:value="136" calcext:value-type="float">
            <text:p>136</text:p>
          </table:table-cell>
          <table:table-cell table:style-name="ce114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21" table:content-validation-name="val1" table:formula="of:=IF(ISNUMBER([.E55]);[.E55]-[.I55];&quot;&quot;)" office:value-type="float" office:value="97" calcext:value-type="float">
            <text:p>9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6:.F62])" office:value-type="date" office:date-value="2022-01-24" calcext:value-type="date">
            <text:p>24-Jan-2022</text:p>
          </table:table-cell>
          <table:table-cell table:style-name="ce69" table:content-validation-name="val1" table:formula="of:=IF(AND([.D56]&gt;0;[.F56]&gt;0);NETWORKDAYS([.D56];[.F56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7:.G62];[.E57:.E62])/SUM([.E57:.E62])" office:value-type="percentage" office:value="0.01" calcext:value-type="percentage">
            <text:p>1%</text:p>
          </table:table-cell>
          <table:table-cell table:style-name="ce105" table:content-validation-name="val1" table:formula="of:=IF(ISNUMBER([.F56]);[.F56]-[.D56]+1;&quot;&quot;)">
            <text:p/>
          </table:table-cell>
          <table:table-cell table:style-name="ce114" table:content-validation-name="val1" table:formula="of:=IF(ISNUMBER([.E56]);ROUNDDOWN([.E56]*[.G56]);&quot;&quot;)">
            <text:p/>
          </table:table-cell>
          <table:table-cell table:style-name="ce121" table:content-validation-name="val1" table:formula="of:=IF(ISNUMBER([.E56]);[.E56]-[.I5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7]);[.F57]-[.D57]+1;&quot;&quot;)" office:value-type="float" office:value="26" calcext:value-type="float">
            <text:p>2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26" calcext:value-type="float">
            <text:p>2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0:.D62])" office:value-type="date" office:date-value="2021-12-30" calcext:value-type="date">
            <text:p>30-Dec-2021</text:p>
          </table:table-cell>
          <table:table-cell table:style-name="ce69" table:content-validation-name="val1" table:formula="of:=IF(AND([.D59]&gt;0;[.F59]&gt;0);NETWORKDAYS([.D59];[.F59];Holidays);&quot;&quot;)" office:value-type="float" office:value="7" calcext:value-type="float">
            <text:p>7</text:p>
          </table:table-cell>
          <table:table-cell table:style-name="ce81" table:content-validation-name="val1" table:formula="of:=MAX([.F60:.F62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60:.G62];[.E60:.E62])/SUM([.E60:.E62])" office:value-type="percentage" office:value="0.01" calcext:value-type="percentage">
            <text:p>1%</text:p>
          </table:table-cell>
          <table:table-cell table:style-name="ce105" table:content-validation-name="val1" table:formula="of:=IF(ISNUMBER([.F59]);[.F59]-[.D59]+1;&quot;&quot;)" office:value-type="float" office:value="9" calcext:value-type="float">
            <text:p>9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0]&gt;0;[.F60]&gt;0);NETWORKDAYS([.D60];[.F60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0]);[.F60]-[.D60]+1;&quot;&quot;)" office:value-type="float" office:value="6" calcext:value-type="float">
            <text:p>6</text:p>
          </table:table-cell>
          <table:table-cell table:style-name="ce114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21" table:content-validation-name="val1" table:formula="of:=IF(ISNUMBER([.E60]);[.E60]-[.I60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1]&gt;0;[.F61]&gt;0);NETWORKDAYS([.D61];[.F61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1]);[.F61]-[.D61]+1;&quot;&quot;)" office:value-type="float" office:value="6" calcext:value-type="float">
            <text:p>6</text:p>
          </table:table-cell>
          <table:table-cell table:style-name="ce114" table:content-validation-name="val1" table:formula="of:=IF(ISNUMBER([.E61]);ROUNDDOWN([.E61]*[.G61]);&quot;&quot;)" office:value-type="float" office:value="0" calcext:value-type="float">
            <text:p>0</text:p>
          </table:table-cell>
          <table:table-cell table:style-name="ce121" table:content-validation-name="val1" table:formula="of:=IF(ISNUMBER([.E61]);[.E61]-[.I61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62]&gt;0;[.F62]&gt;0);NETWORKDAYS([.D62];[.F62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2]);[.F62]-[.D62]+1;&quot;&quot;)" office:value-type="float" office:value="3" calcext:value-type="float">
            <text:p>3</text:p>
          </table:table-cell>
          <table:table-cell table:style-name="ce114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21" table:content-validation-name="val1" table:formula="of:=IF(ISNUMBER([.E62]);[.E62]-[.I62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6]&gt;0;[.F66]&gt;0);NETWORKDAYS([.D66];[.F66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66]);[.F66]-[.D66]+1;&quot;&quot;)">
            <text:p/>
          </table:table-cell>
          <table:table-cell table:style-name="ce114" table:content-validation-name="val1" table:formula="of:=IF(ISNUMBER([.E66]);ROUNDDOWN([.E66]*[.G66]);&quot;&quot;)">
            <text:p/>
          </table:table-cell>
          <table:table-cell table:style-name="ce121" table:content-validation-name="val1" table:formula="of:=IF(ISNUMBER([.E66]);[.E66]-[.I6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6" calcext:value-type="float">
            <text:p>26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8]&gt;0;[.F68]&gt;0);NETWORKDAYS([.D68];[.F68];Holidays);&quot;&quot;)" office:value-type="float" office:value="49" calcext:value-type="float">
            <text:p>49</text:p>
          </table:table-cell>
          <table:table-cell table:style-name="ce81" table:content-validation-name="val1" table:formula="of:=[.D66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68" calcext:value-type="float">
            <text:p>68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1:.D73])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84" calcext:value-type="float">
            <text:p>84</text:p>
          </table:table-cell>
          <table:table-cell table:style-name="ce81" table:content-validation-name="val1" table:formula="of:=[.D66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71:.G73];[.E71:.E73])/SUM([.E71:.E73])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2:.D74])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MAX([.F72:.F74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72:.G74];[.E72:.E74])/SUM([.E72:.E74])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1]&gt;0;[.F71]&gt;0);NETWORKDAYS([.D71];[.F71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1]);[.F71]-[.D71]+1;&quot;&quot;)" office:value-type="float" office:value="24" calcext:value-type="float">
            <text:p>24</text:p>
          </table:table-cell>
          <table:table-cell table:style-name="ce114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21" table:content-validation-name="val1" table:formula="of:=IF(ISNUMBER([.E71]);[.E71]-[.I71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2]&gt;0;[.F72]&gt;0);NETWORKDAYS([.D72];[.F72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2]);[.F72]-[.D72]+1;&quot;&quot;)" office:value-type="float" office:value="24" calcext:value-type="float">
            <text:p>24</text:p>
          </table:table-cell>
          <table:table-cell table:style-name="ce114" table:content-validation-name="val1" table:formula="of:=IF(ISNUMBER([.E72]);ROUNDDOWN([.E72]*[.G72]);&quot;&quot;)" office:value-type="float" office:value="0" calcext:value-type="float">
            <text:p>0</text:p>
          </table:table-cell>
          <table:table-cell table:style-name="ce121" table:content-validation-name="val1" table:formula="of:=IF(ISNUMBER([.E72]);[.E72]-[.I72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3]&gt;0;[.F73]&gt;0);NETWORKDAYS([.D73];[.F73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3]);[.F73]-[.D73]+1;&quot;&quot;)" office:value-type="float" office:value="24" calcext:value-type="float">
            <text:p>24</text:p>
          </table:table-cell>
          <table:table-cell table:style-name="ce114" table:content-validation-name="val1" table:formula="of:=IF(ISNUMBER([.E73]);ROUNDDOWN([.E73]*[.G73]);&quot;&quot;)" office:value-type="float" office:value="0" calcext:value-type="float">
            <text:p>0</text:p>
          </table:table-cell>
          <table:table-cell table:style-name="ce121" table:content-validation-name="val1" table:formula="of:=IF(ISNUMBER([.E73]);[.E73]-[.I73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6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3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5 'Gantt Chart'.G51:'Gantt Chart'.G52 'Gantt Chart'.G54:'Gantt Chart'.G56 'Gantt Chart'.G59:'Gantt Chart'.G59 'Gantt Chart'.G62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3:'Gantt Chart'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 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6"/>
        <table:named-range table:name="Holidays" table:base-cell-address="$'Gantt Chart'.$B$66" table:cell-range-address="$'Gantt Chart'.$C$101:.$C$121"/>
        <table:named-range table:name="Print_Area" table:base-cell-address="$'Gantt Chart'.$A$1" table:cell-range-address="$'Gantt Chart'.$A$1:.$GI$76"/>
        <table:named-range table:name="Tasks_Due_Dates" table:base-cell-address="$'Gantt Chart'.$F$30" table:cell-range-address="$'Gantt Chart'.$F$11:.$F$76"/>
        <table:named-range table:name="Tasks_Duration" table:base-cell-address="$'Gantt Chart'.$E$30" table:cell-range-address="$'Gantt Chart'.$E$11:.$E$76"/>
        <table:named-range table:name="Tasks_Percent_Complete" table:base-cell-address="$'Gantt Chart'.$D$11" table:cell-range-address="$'Gantt Chart'.$G$11:.$G$76"/>
        <table:named-range table:name="Tasks_Start_Dates" table:base-cell-address="$'Gantt Chart'.$D$11" table:cell-range-address="$'Gantt Chart'.$D$11:.$D$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3:18:15.2402109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20H33M38S</meta:editing-duration>
    <meta:editing-cycles>249</meta:editing-cycles>
    <meta:generator>LibreOffice/7.2.2.2$Linux_X86_64 LibreOffice_project/20$Build-2</meta:generator>
    <dc:date>2022-01-04T17:40:56.150873031</dc:date>
    <meta:document-statistic meta:table-count="1" meta:cell-count="1072" meta:object-count="0"/>
    <meta:user-defined meta:name="Info 1"/>
    <meta:user-defined meta:name="Info 2"/>
    <meta:user-defined meta:name="Info 3"/>
    <meta:user-defined meta:name="Info 4"/>
  </office:meta>
</office:document-meta>
</file>